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 Unicode MS1" svg:font-family="'Arial Unicode MS'" style:font-family-generic="swiss"/>
    <style:font-face style:name="Source Code Pro" svg:font-family="'Source Code Pr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name-complex="Arial1" style:font-size-complex="14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69c7e0" style:font-size-asian="14pt" style:font-weight-asian="bold" style:font-name-complex="Arial1" style:font-size-complex="14pt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Calibri1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Calibri1" officeooo:paragraph-rsid="00934fb8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Calibri1" officeooo:rsid="00a79331" officeooo:paragraph-rsid="00a79331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Calibri1" officeooo:paragraph-rsid="00a79331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Calibri1" officeooo:paragraph-rsid="00964255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Calibri1" officeooo:rsid="00bb9f21" officeooo:paragraph-rsid="00bb9f21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Calibri1" officeooo:rsid="00bd4bf9" officeooo:paragraph-rsid="00bd4bf9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Calibri1" officeooo:rsid="00cc9e66" officeooo:paragraph-rsid="00cc9e66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Calibri1" officeooo:paragraph-rsid="00917115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Calibri1" fo:font-weight="normal" officeooo:rsid="00b04541" officeooo:paragraph-rsid="00a79331" style:font-weight-asian="normal" style:font-weight-complex="normal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Calibri1" officeooo:paragraph-rsid="00d2a467"/>
    </style:style>
    <style:style style:name="P15" style:family="paragraph" style:parent-style-name="Standard">
      <style:paragraph-properties fo:text-align="center" style:justify-single-word="false"/>
      <style:text-properties style:font-name="Calibri1" fo:font-weight="bold" style:font-weight-asian="bold" style:font-name-complex="Arial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Calibri1" fo:font-weight="bold" officeooo:paragraph-rsid="001e8d51" style:font-weight-asian="bold" style:font-name-complex="Arial1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Calibri1" fo:font-weight="bold" officeooo:rsid="0069c7e0" officeooo:paragraph-rsid="0069c7e0" style:font-weight-asian="bold" style:font-name-complex="Arial1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Calibri1" fo:font-weight="bold" officeooo:rsid="00a65dca" officeooo:paragraph-rsid="00a65dca" style:font-weight-asian="bold" style:font-name-complex="Arial1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name-complex="Arial1" style:font-size-complex="14pt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name-complex="Arial1" style:font-size-complex="12pt"/>
    </style:style>
    <style:style style:name="P21" style:family="paragraph" style:parent-style-name="Standard">
      <style:paragraph-properties fo:margin-left="8.001cm" fo:margin-right="0cm" fo:text-indent="0cm" style:auto-text-indent="false"/>
      <style:text-properties style:font-name="Calibri1" style:font-name-complex="Arial1" style:font-size-complex="14pt"/>
    </style:style>
    <style:style style:name="P2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weight="bold" officeooo:rsid="00a65dca" officeooo:paragraph-rsid="00a65dca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officeooo:rsid="00ce4307" officeooo:paragraph-rsid="00ce4307" style:font-weight-asian="bold" style:font-weight-complex="bold"/>
    </style:style>
    <style:style style:name="P25" style:family="paragraph" style:parent-style-name="Text_20_body">
      <style:text-properties style:font-name="Calibri1"/>
    </style:style>
    <style:style style:name="P26" style:family="paragraph" style:parent-style-name="Text_20_body">
      <style:text-properties style:font-name="Calibri1" fo:language="pt" fo:country="BR" officeooo:rsid="00a65dca" officeooo:paragraph-rsid="00a65dca"/>
    </style:style>
    <style:style style:name="P27" style:family="paragraph" style:parent-style-name="Text_20_body">
      <style:text-properties style:font-name="Calibri1" officeooo:rsid="00a65dca" officeooo:paragraph-rsid="00a65dca"/>
    </style:style>
    <style:style style:name="P28" style:family="paragraph" style:parent-style-name="Text_20_body">
      <style:text-properties style:font-name="Calibri1" officeooo:rsid="00a79331" officeooo:paragraph-rsid="00a79331"/>
    </style:style>
    <style:style style:name="P29" style:family="paragraph" style:parent-style-name="Text_20_body">
      <style:text-properties style:font-name="Calibri1" officeooo:paragraph-rsid="00c7a829"/>
    </style:style>
    <style:style style:name="P30" style:family="paragraph" style:parent-style-name="Text_20_body">
      <style:text-properties style:font-name="Calibri1" officeooo:rsid="00cc9e66" officeooo:paragraph-rsid="00cc9e66"/>
    </style:style>
    <style:style style:name="P31" style:family="paragraph" style:parent-style-name="Text_20_body">
      <style:paragraph-properties fo:text-align="center" style:justify-single-word="false"/>
      <style:text-properties style:font-name="Calibri1" fo:font-weight="bold" officeooo:rsid="00ce4307" officeooo:paragraph-rsid="00d1cfe1" style:font-weight-asian="bold" style:font-name-complex="Arial1" style:font-size-complex="14pt" style:font-weight-complex="bold"/>
    </style:style>
    <style:style style:name="P32" style:family="paragraph" style:parent-style-name="Text_20_body">
      <style:text-properties officeooo:rsid="00c8a4a9" officeooo:paragraph-rsid="00c8a4a9"/>
    </style:style>
    <style:style style:name="P33" style:family="paragraph" style:parent-style-name="Heading_20_1">
      <style:text-properties style:font-name="Calibri1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2">
      <style:text-properties style:font-name="Calibri1" officeooo:rsid="00bd4bf9" officeooo:paragraph-rsid="00bd4bf9"/>
    </style:style>
    <style:style style:name="P36" style:family="paragraph" style:parent-style-name="Text_20_body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37" style:family="paragraph" style:parent-style-name="Text_20_body" style:list-style-name="L1">
      <style:text-properties officeooo:paragraph-rsid="00a65dca"/>
    </style:style>
    <style:style style:name="P38" style:family="paragraph" style:parent-style-name="Text_20_body">
      <style:text-properties officeooo:rsid="00d697e3" officeooo:paragraph-rsid="00d697e3"/>
    </style:style>
    <style:style style:name="P39" style:family="paragraph" style:parent-style-name="Text_20_body">
      <style:text-properties style:font-name="Calibri1" officeooo:rsid="00d75848" officeooo:paragraph-rsid="00d75848"/>
    </style:style>
    <style:style style:name="P40" style:family="paragraph" style:parent-style-name="Text_20_body" style:list-style-name="L2">
      <style:paragraph-properties fo:margin-left="0cm" fo:margin-right="0cm" fo:text-indent="0cm" style:auto-text-indent="false"/>
      <style:text-properties officeooo:paragraph-rsid="00bb9f21"/>
    </style:style>
    <style:style style:name="P41" style:family="paragraph" style:parent-style-name="Text_20_body" style:list-style-name="L2">
      <style:paragraph-properties fo:margin-left="0cm" fo:margin-right="0cm" fo:text-indent="0cm" style:auto-text-indent="false"/>
      <style:text-properties style:font-name="Calibri1" officeooo:rsid="00bb9f21" officeooo:paragraph-rsid="00bb9f21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0da183f" officeooo:paragraph-rsid="00da183f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da8b46" officeooo:paragraph-rsid="00db3764" style:language-asian="zxx" style:country-asian="none" style:language-complex="zxx" style:country-complex="none"/>
    </style:style>
    <style:style style:name="P44" style:family="paragraph" style:parent-style-name="Text_20_body" style:list-style-name="L3">
      <style:paragraph-properties fo:margin-left="0cm" fo:margin-right="0cm" fo:text-indent="0cm" style:auto-text-indent="false"/>
      <style:text-properties fo:language="zxx" fo:country="none" officeooo:rsid="00db3764" officeooo:paragraph-rsid="00db3764" style:language-asian="zxx" style:country-asian="none" style:language-complex="zxx" style:country-complex="none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db3764" officeooo:paragraph-rsid="00db3764" style:language-asian="zxx" style:country-asian="none" style:language-complex="zxx" style:country-complex="none"/>
    </style:style>
    <style:style style:name="T1" style:family="text">
      <style:text-properties officeooo:rsid="001e8d51"/>
    </style:style>
    <style:style style:name="T2" style:family="text">
      <style:text-properties officeooo:rsid="0069c7e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ab1309" style:font-weight-asian="bold" style:font-weight-complex="bold"/>
    </style:style>
    <style:style style:name="T5" style:family="text">
      <style:text-properties fo:font-weight="bold" officeooo:rsid="00a79331" style:font-weight-asian="bold" style:font-weight-complex="bold"/>
    </style:style>
    <style:style style:name="T6" style:family="text">
      <style:text-properties fo:font-weight="bold" officeooo:rsid="00c25d2e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bold" officeooo:rsid="00c6ee47" style:font-weight-asian="bold" style:font-weight-complex="bold"/>
    </style:style>
    <style:style style:name="T10" style:family="text">
      <style:text-properties fo:language="en" fo:country="US" officeooo:rsid="00be4cc6"/>
    </style:style>
    <style:style style:name="T11" style:family="text">
      <style:text-properties fo:language="en" fo:country="US" officeooo:rsid="00cc8b1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a7f62b" style:font-weight-asian="normal" style:font-weight-complex="normal"/>
    </style:style>
    <style:style style:name="T14" style:family="text">
      <style:text-properties fo:font-weight="normal" officeooo:rsid="00a98fa0" style:font-weight-asian="normal" style:font-weight-complex="normal"/>
    </style:style>
    <style:style style:name="T15" style:family="text">
      <style:text-properties fo:font-weight="normal" officeooo:rsid="00a9e1cc" style:font-weight-asian="normal" style:font-weight-complex="normal"/>
    </style:style>
    <style:style style:name="T16" style:family="text">
      <style:text-properties fo:font-weight="normal" officeooo:rsid="00ab1309" style:font-weight-asian="normal" style:font-weight-complex="normal"/>
    </style:style>
    <style:style style:name="T17" style:family="text">
      <style:text-properties fo:font-weight="normal" officeooo:rsid="00acb1aa" style:font-weight-asian="normal" style:font-weight-complex="normal"/>
    </style:style>
    <style:style style:name="T18" style:family="text">
      <style:text-properties fo:font-weight="normal" officeooo:rsid="00ae7b77" style:font-weight-asian="normal" style:font-weight-complex="normal"/>
    </style:style>
    <style:style style:name="T19" style:family="text">
      <style:text-properties fo:font-weight="normal" officeooo:rsid="00b04541" style:font-weight-asian="normal" style:font-weight-complex="normal"/>
    </style:style>
    <style:style style:name="T20" style:family="text">
      <style:text-properties fo:font-weight="normal" officeooo:rsid="00b287e0" style:font-weight-asian="normal" style:font-weight-complex="normal"/>
    </style:style>
    <style:style style:name="T21" style:family="text">
      <style:text-properties fo:font-weight="normal" officeooo:rsid="00a79331" style:font-weight-asian="normal" style:font-weight-complex="normal"/>
    </style:style>
    <style:style style:name="T22" style:family="text">
      <style:text-properties fo:font-weight="normal" officeooo:rsid="00b8295f" style:font-weight-asian="normal" style:font-weight-complex="normal"/>
    </style:style>
    <style:style style:name="T23" style:family="text">
      <style:text-properties fo:font-weight="normal" officeooo:rsid="00ba8561" style:font-weight-asian="normal" style:font-weight-complex="normal"/>
    </style:style>
    <style:style style:name="T24" style:family="text">
      <style:text-properties fo:font-weight="normal" officeooo:rsid="00bb4e99" style:font-weight-asian="normal" style:font-weight-complex="normal"/>
    </style:style>
    <style:style style:name="T25" style:family="text">
      <style:text-properties fo:font-weight="normal" officeooo:rsid="00c25d2e" style:font-weight-asian="normal" style:font-weight-complex="normal"/>
    </style:style>
    <style:style style:name="T26" style:family="text">
      <style:text-properties fo:font-weight="normal" officeooo:rsid="00d1cfe1" style:font-weight-asian="normal" style:font-weight-complex="normal"/>
    </style:style>
    <style:style style:name="T27" style:family="text">
      <style:text-properties fo:font-weight="normal" officeooo:rsid="00d2a467" style:font-weight-asian="normal" style:font-weight-complex="normal"/>
    </style:style>
    <style:style style:name="T28" style:family="text">
      <style:text-properties style:font-name="Calibri1" fo:language="pt" fo:country="BR" officeooo:rsid="00a65dca"/>
    </style:style>
    <style:style style:name="T29" style:family="text">
      <style:text-properties style:font-name="Calibri1" officeooo:rsid="00bb9f21"/>
    </style:style>
    <style:style style:name="T30" style:family="text">
      <style:text-properties officeooo:rsid="00a65dca"/>
    </style:style>
    <style:style style:name="T31" style:family="text">
      <style:text-properties officeooo:rsid="00a79331"/>
    </style:style>
    <style:style style:name="T32" style:family="text">
      <style:text-properties officeooo:rsid="00a7f62b"/>
    </style:style>
    <style:style style:name="T33" style:family="text">
      <style:text-properties fo:color="#0000cc" fo:font-weight="bold" style:font-weight-asian="bold" style:font-weight-complex="bold"/>
    </style:style>
    <style:style style:name="T34" style:family="text">
      <style:text-properties fo:color="#0000cc" fo:font-weight="bold" officeooo:rsid="00a7f62b" style:font-weight-asian="bold" style:font-weight-complex="bold"/>
    </style:style>
    <style:style style:name="T35" style:family="text">
      <style:text-properties fo:color="#0000cc" fo:font-weight="bold" officeooo:rsid="00ab1309" style:font-weight-asian="bold" style:font-weight-complex="bold"/>
    </style:style>
    <style:style style:name="T36" style:family="text">
      <style:text-properties fo:color="#0000cc" fo:font-weight="bold" officeooo:rsid="00a9e1cc" style:font-weight-asian="bold" style:font-weight-complex="bold"/>
    </style:style>
    <style:style style:name="T37" style:family="text">
      <style:text-properties fo:color="#0000cc" fo:font-weight="bold" officeooo:rsid="00b04541" style:font-weight-asian="bold" style:font-weight-complex="bold"/>
    </style:style>
    <style:style style:name="T38" style:family="text">
      <style:text-properties fo:color="#0000cc" fo:font-style="normal" fo:font-weight="bold" officeooo:rsid="00a9e1cc" style:font-style-asian="normal" style:font-weight-asian="bold" style:font-style-complex="normal" style:font-weight-complex="bold"/>
    </style:style>
    <style:style style:name="T39" style:family="text">
      <style:text-properties style:font-name="Source Code Pro" fo:font-size="10.5pt" fo:language="zxx" fo:country="none" fo:font-weight="normal" officeooo:rsid="00b8295f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40" style:family="text">
      <style:text-properties style:font-name="Source Code Pro" fo:font-size="10.5pt" fo:language="zxx" fo:country="none" fo:font-weight="normal" officeooo:rsid="00b287e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41" style:family="text">
      <style:text-properties style:font-name="Source Code Pro" fo:font-size="10.5pt" fo:language="zxx" fo:country="none" fo:font-weight="normal" officeooo:rsid="00d1cfe1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42" style:family="text">
      <style:text-properties style:font-name="Source Code Pro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43" style:family="text">
      <style:text-properties style:font-name="Source Code Pro" fo:font-size="10.5pt" fo:font-weight="normal" officeooo:rsid="00ab1309" style:font-size-asian="10.5pt" style:font-weight-asian="normal" style:font-size-complex="10.5pt" style:font-weight-complex="normal"/>
    </style:style>
    <style:style style:name="T44" style:family="text">
      <style:text-properties style:font-name="Source Code Pro" fo:font-size="10.5pt" fo:font-weight="normal" officeooo:rsid="00d1cfe1" style:font-size-asian="10.5pt" style:font-weight-asian="normal" style:font-size-complex="10.5pt" style:font-weight-complex="normal"/>
    </style:style>
    <style:style style:name="T45" style:family="text">
      <style:text-properties style:font-name="Source Code Pro" fo:font-size="10.5pt" style:font-size-asian="10.5pt" style:font-size-complex="10.5pt"/>
    </style:style>
    <style:style style:name="T46" style:family="text">
      <style:text-properties style:font-name="Source Code Pro" fo:font-size="10.5pt" officeooo:rsid="00c35367" style:font-size-asian="10.5pt" style:font-size-complex="10.5pt"/>
    </style:style>
    <style:style style:name="T47" style:family="text">
      <style:text-properties style:font-name="Source Code Pro" fo:font-size="10.5pt" fo:language="en" fo:country="US" style:font-size-asian="10.5pt" style:font-size-complex="10.5pt"/>
    </style:style>
    <style:style style:name="T48" style:family="text">
      <style:text-properties style:font-name="Source Code Pro" fo:font-size="10.5pt" fo:language="en" fo:country="US" officeooo:rsid="00c35367" style:font-size-asian="10.5pt" style:font-size-complex="10.5pt"/>
    </style:style>
    <style:style style:name="T49" style:family="text">
      <style:text-properties officeooo:rsid="00bb9f21"/>
    </style:style>
    <style:style style:name="T50" style:family="text">
      <style:text-properties fo:color="#006600"/>
    </style:style>
    <style:style style:name="T51" style:family="text">
      <style:text-properties fo:color="#006600" style:font-name="Calibri1" officeooo:rsid="00bb9f21"/>
    </style:style>
    <style:style style:name="T52" style:family="text">
      <style:text-properties fo:color="#006600" style:font-name="Calibri1" fo:language="zxx" fo:country="none" officeooo:rsid="00bb9f21" style:language-asian="zxx" style:country-asian="none" style:language-complex="zxx" style:country-complex="none"/>
    </style:style>
    <style:style style:name="T53" style:family="text">
      <style:text-properties fo:color="#006600" fo:language="zxx" fo:country="none" style:language-asian="zxx" style:country-asian="none" style:language-complex="zxx" style:country-complex="none"/>
    </style:style>
    <style:style style:name="T54" style:family="text">
      <style:text-properties officeooo:rsid="00bd4bf9"/>
    </style:style>
    <style:style style:name="T55" style:family="text">
      <style:text-properties officeooo:rsid="00be4cc6"/>
    </style:style>
    <style:style style:name="T56" style:family="text">
      <style:text-properties officeooo:rsid="00c25d2e"/>
    </style:style>
    <style:style style:name="T57" style:family="text">
      <style:text-properties officeooo:rsid="00c35367"/>
    </style:style>
    <style:style style:name="T58" style:family="text">
      <style:text-properties officeooo:rsid="00ca44f5"/>
    </style:style>
    <style:style style:name="T59" style:family="text">
      <style:text-properties officeooo:rsid="00cc8b1b"/>
    </style:style>
    <style:style style:name="T60" style:family="text">
      <style:text-properties officeooo:rsid="00cc9e66"/>
    </style:style>
    <style:style style:name="T61" style:family="text">
      <style:text-properties officeooo:rsid="00d1cfe1"/>
    </style:style>
    <style:style style:name="T62" style:family="text">
      <style:text-properties style:font-name="Source Code Pro"/>
    </style:style>
    <style:style style:name="T63" style:family="text">
      <style:text-properties style:font-name="Source Code Pro" fo:font-size="10.5pt" fo:language="en" fo:country="US" style:font-size-asian="10.5pt" style:font-size-complex="10.5pt"/>
    </style:style>
    <style:style style:name="T64" style:family="text">
      <style:text-properties style:font-name="Source Code Pro" fo:font-size="10.5pt" fo:language="zxx" fo:country="none" fo:font-weight="normal" officeooo:rsid="00c25d2e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65" style:family="text">
      <style:text-properties style:font-name="Source Code Pro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66" style:family="text">
      <style:text-properties style:font-name="Source Code Pro" fo:font-size="10.5pt" style:font-size-asian="10.5pt" style:font-size-complex="10.5pt"/>
    </style:style>
    <style:style style:name="T67" style:family="text">
      <style:text-properties style:font-name="Source Code Pro" fo:font-size="10.5pt" officeooo:rsid="00db3764" style:font-size-asian="10.5pt" style:font-size-complex="10.5pt"/>
    </style:style>
    <style:style style:name="T68" style:family="text">
      <style:text-properties fo:language="zxx" fo:country="none" style:language-asian="zxx" style:country-asian="none" style:language-complex="zxx" style:country-complex="none"/>
    </style:style>
    <style:style style:name="T6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0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71" style:family="text">
      <style:text-properties fo:language="pt" fo:country="PT"/>
    </style:style>
    <style:style style:name="T72" style:family="text">
      <style:text-properties fo:language="pt" fo:country="BR"/>
    </style:style>
    <style:style style:name="T73" style:family="text">
      <style:text-properties fo:language="pt" fo:country="BR" officeooo:rsid="00db3764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UNIVERSIDADE FEDERAL DE MATO GROSSO</text:p>
      <text:p text:style-name="P22">CURSO DE ENGENHARIA DE COMPUTAÇÃO</text:p>
      <text:p text:style-name="P22">DISCIPLINA DE </text:p>
      <text:p text:style-name="P22">PROGRAMAÇÃO ORIENTADA A OBJETOS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TRABALHO PRÁTICO</text:p>
      <text:p text:style-name="P22"/>
      <text:p text:style-name="P22"/>
      <text:p text:style-name="P22"/>
      <text:p text:style-name="P22"/>
      <text:p text:style-name="P22"/>
      <text:p text:style-name="P22"/>
      <text:p text:style-name="P22">BRUNO <text:span text:style-name="T1">FERNANDES DE LIMA SANTOS</text:span></text:p>
      <text:p text:style-name="P24">THAIS <text:span text:style-name="T61">CRISTINA COUTO </text:span>HURTADO</text:p>
      <text:p text:style-name="P22"/>
      <text:p text:style-name="P22"/>
      <text:p text:style-name="P22"/>
      <text:p text:style-name="P22"/>
      <text:p text:style-name="P22"/>
      <text:p text:style-name="P22">CUIABÁ, MT</text:p>
      <text:p text:style-name="P22">2016</text:p>
      <text:p text:style-name="P16"><text:soft-page-break/>BRUNO <text:span text:style-name="T1">FERNANDES DE LIMA SANTOS</text:span></text:p>
      <text:p text:style-name="P31">THAIS <text:span text:style-name="T61">CRISTINA COUTO </text:span>HURTADO</text:p>
      <text:p text:style-name="P15"/>
      <text:p text:style-name="P15"/>
      <text:p text:style-name="P15"/>
      <text:p text:style-name="P15"><text:bookmark text:name="_GoBack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TRABALHO <text:span text:style-name="T30">PRÁTICO DE</text:span></text:p>
      <text:p text:style-name="P18">PROGRAMAÇÃO ORIENTADA A OBJETOS</text:p>
      <text:p text:style-name="P17"/>
      <text:p text:style-name="P15"/>
      <text:p text:style-name="P21"><text:span text:style-name="T2">Documentação referente ao trabalho prático da disciplina</text:span>, solicitado pelo Prof. <text:span text:style-name="T2">Fabrício Carvalho</text:span>, d<text:span text:style-name="T2">ocente da disciplina de Programação Orientada a Objetos.</text:span></text:p>
      <text:p text:style-name="P19"/>
      <text:p text:style-name="P19"/>
      <text:p text:style-name="P1"/>
      <text:p text:style-name="P19"/>
      <text:p text:style-name="P19"/>
      <text:p text:style-name="P2"/>
      <text:p text:style-name="P20">CUIABÁ, MT</text:p>
      <text:p text:style-name="P20">2016</text:p>
      <text:h text:style-name="P33" text:outline-level="1"><text:soft-page-break/>OBJETIVO</text:h>
      <text:p text:style-name="P25"/>
      <text:p text:style-name="P27">O presente documento possui como objetivo aplicar os conceitos de programação orientada a objetos, aprendidos em sala de aula, no desenvolvimento de uma aplicação de jogo. Toda a documentação necessária para o entendimento do trabalho será referenciada ou mesmo “linkada” neste documento: desde os enunciados do trabalho até o código-fonte do programa, escrito em linguagem Java.</text:p>
      <text:p text:style-name="P4"/>
      <text:h text:style-name="P33" text:outline-level="1">INTRODUÇÃO</text:h>
      <text:p text:style-name="P25"/>
      <text:p text:style-name="P26">O software disponível neste pacote desenvolve o jogo <text:span text:style-name="T3">Mecha </text:span><text:span text:style-name="T8">War</text:span><text:span text:style-name="T9">s</text:span><text:span text:style-name="T7">.</text:span> Este é um jogo realizado via linhas de comando, isto é, sem interface gráfica, entre dois jogadores. </text:p>
      <text:p text:style-name="P26">O jogo consiste em uma arena de batalha e dois jogadores, cada um manipulando um robô. Cada jogador pode realizar uma jogada por turno, sequencialmente, um após o outro. As opções de ação de um jogador (robô) são: <text:span text:style-name="T3">mover</text:span> (no espaço da arena) ou <text:span text:style-name="T3">atacar</text:span>. Na ação de atacar, um robô dispara um ataque no robô adversário, decrementando pontos de vida dele. Na ação de mover-se o robô se desloca para uma outra posição na arena. <text:span text:style-name="T31">Nesta arena também há, em posições aleatórias, itens especiais de três tipos: bomba, arma ou vírus. Tais itens especiais afetam o robô de formas diferentes: no caso de uma bomba, esta bomba explode no robô e pontos de vida são descontados do robô afetado; no caso de um vírus, este vírus infectará o robô por uma quantidade t de turnos, descontando uma quantia de pontos de vida durante estes turnos; caso seja uma arma, uma opção é oferecida ao jogador se ele quer trocar a arma equipada do seu robô pela arma encontrada na arena.</text:span></text:p>
      <text:p text:style-name="P26">Para mais detalhes acerca da descrição do jogo, como as equações que descrevem as variáveis utilizadas neste jogo, coeficientes de dano, de armas, bem como os tipos de armas e robôs utilizados neste aplicativo, consulte os documentos de descrição <text:a xlink:type="simple" xlink:href="../Descrição1.pdf" text:style-name="Internet_20_link" text:visited-style-name="Visited_20_Internet_20_Link">1</text:a> e <text:a xlink:type="simple" xlink:href="../Descrição2.pdf" text:style-name="Internet_20_link" text:visited-style-name="Visited_20_Internet_20_Link">2</text:a>.</text:p>
      <text:p text:style-name="P26"/>
      <text:list xml:id="list7606724392974872863" text:style-name="L1">
        <text:list-item>
          <text:p text:style-name="P37"><text:a xlink:type="simple" xlink:href="../Descrição1.pdf" text:style-name="Internet_20_link" text:visited-style-name="Visited_20_Internet_20_Link"><text:span text:style-name="T28">Clique aqui para acessar o documento 1 da descrição do trabalho.</text:span></text:a></text:p>
        </text:list-item>
        <text:list-item>
          <text:p text:style-name="P37"><text:a xlink:type="simple" xlink:href="../Descrição2.pdf" text:style-name="Internet_20_link" text:visited-style-name="Visited_20_Internet_20_Link"><text:span text:style-name="T28">Clique aqui para acessar o documento 2 da descrição do trabalho.</text:span></text:a></text:p>
        </text:list-item>
      </text:list>
      <text:p text:style-name="P12"/>
      <text:h text:style-name="P34" text:outline-level="1">DESENVOLVIMENTO</text:h>
      <text:p text:style-name="P25"/>
      <text:p text:style-name="P28">Aqui será descrita os passos para a elaboração desta aplicação. Detalhes internos acerca de métodos de cada objeto, tais como tipo de retorno, parâmetros, exceções lançadas etc, constam no <text:span text:style-name="T3">Javadoc</text:span> presente no <text:span text:style-name="T3">código-fonte</text:span> deste projeto.</text:p>
      <text:p text:style-name="P25"/>
      <text:h text:style-name="Heading_20_2" text:outline-level="2">Modelagem dos objetos</text:h>
      <text:p text:style-name="P5"><text:span text:style-name="T31"><text:tab/><text:tab/>Em desenvolvimento de software utilizando-se de programação orientada a objetos um dos primeiros passos do programador é pensar em </text:span><text:span text:style-name="T21">quais serão os </text:span><text:span text:style-name="T5">objetos</text:span><text:span text:style-name="T31"> (entidades) que deverão ser projetados e quais serão as </text:span><text:span text:style-name="T5">relações</text:span><text:span text:style-name="T31"> entre estes objetos.</text:span></text:p>
      <text:p text:style-name="P6"><text:tab/><text:tab/>A princípio é fácil ver que <text:span text:style-name="T33">robô</text:span><text:span text:style-name="T3"> </text:span><text:span text:style-name="T12">aqui deverá ser um</text:span><text:span text:style-name="T3"> </text:span><text:span text:style-name="T12">objeto</text:span>, que terá os seus métodos de atacar e mover. A <text:span text:style-name="T33">arena</text:span> <text:span text:style-name="T32">também é modelada aqui como um </text:span><text:span text:style-name="T13">objeto</text:span><text:span text:style-name="T32">, que deve ter atributos das suas três dimensões x, y e z. Um robô ocupa uma posição P(x, y, z) em uma arena, com isto, um objeto que representasse uma coordenada cartesiana em três dimensões foi pensada. Foi criado então um objeto </text:span><text:span text:style-name="T34">ponto 3</text:span><text:span text:style-name="T35">d</text:span><text:span text:style-name="T13">, </text:span><text:span text:style-name="T14">que possui os atributos x, y e z, dados em números inteiros. Números inteiros foram escolhidos, tanto para as coordenadas de ponto quanto para as dimensões da arena, pois cada posição na arena deve ser discretizada: assim, uma arena cujas dimensões são 10 x 10 x 10 possui exatamente 1000 posições diferentes. Estas posições serão ocupadas pelos dois robôs e os itens especiais. </text:span><text:span text:style-name="T36">Itens especiais</text:span><text:span text:style-name="T15"> também é uma classe de objetos, que deverá ser herdada pelos objetos </text:span><text:span text:style-name="T36">bomba</text:span><text:span text:style-name="T15">, </text:span><text:span text:style-name="T38">arma</text:span><text:span text:style-name="T15"> e </text:span><text:span text:style-name="T36">vírus</text:span><text:span text:style-name="T15">. </text:span><text:span text:style-name="T16">Cada item especial, tal como o robô, deverá conter um objeto de ponto 3d como atributo. </text:span><text:span text:style-name="T17">Cada um dos três objetos possui um atributo numérico que corresponde ao coeficiente de dano que este causa a um robô.</text:span><text:span text:style-name="T16"> </text:span><text:span text:style-name="T17">Este coeficiente é utilizado nos cálculos de dano nas fórmulas descritas nos arquivos de descrição 1 e 2.</text:span></text:p>
      <text:p text:style-name="P6"><text:span text:style-name="T16"><text:tab/><text:tab/>A arena possui itens aleatórios espalhados em sua dimensão. Pensando nisso, uma coleção</text:span><text:span text:style-name="T4"> </text:span><text:span text:style-name="T43">Map</text:span><text:span text:style-name="T16"> foi utilizada para mapear os itens especiais. A chave deste mapa é justamente o ponto 3d agregado ao item especial, </text:span><text:span text:style-name="T18">enquanto seus valores serão os itens especiais que possuem o ponto da chave</text:span><text:span text:style-name="T16">. Assim, cada ponto na arena pode ser ocupado por </text:span><text:span text:style-name="T18">0</text:span><text:span text:style-name="T16"> ou </text:span><text:span text:style-name="T18">1</text:span><text:span text:style-name="T16"> item especial, mas não mais do que isto.</text:span></text:p>
      <text:p text:style-name="P7"><text:span text:style-name="T16"><text:tab/><text:tab/></text:span><text:span text:style-name="T19">As ações do jogo são dados persistentes e devem ser serializadas, isto é, seus valores deverão ser gravados em arquivos binários para que possam ser lidos posteriormente por outra aplicação. Pensando nisso, um objeto </text:span><text:span text:style-name="T37">ação</text:span><text:span text:style-name="T19"> foi elaborado, onde este recebe em seu construtor referências a objetos que participam de uma ação de jogador, como mover-se ou atacar. </text:span><text:span text:style-name="T20">Este objeto ação posteriormente tem seu estado salvo em arquivos utilizando-se dos objetos </text:span><text:span text:style-name="T40">ObjectOutputStream</text:span><text:span text:style-name="T20">, presentes na API do Java.</text:span></text:p>
      <text:p text:style-name="P7"><text:soft-page-break/><text:span text:style-name="T20"><text:tab/></text:span><text:span text:style-name="T22"><text:tab/>A classe principal leva o nome do jogo como nome da classe, e é a classe que chama todos os objetos e realiza toda a interação com os usuários por meio dos fluxos de dado padrão </text:span><text:span text:style-name="T39">System.out</text:span><text:span text:style-name="T22"> e </text:span><text:span text:style-name="T39">System.in</text:span><text:span text:style-name="T22">. </text:span></text:p>
      <text:p text:style-name="P14"><text:span text:style-name="T20"><text:tab/><text:tab/></text:span><text:span text:style-name="T22">Conforme descrito nos arquivos de descrição do trabalho, exceções específicas devem ser criadas e devem ser disparadas quando o jogador realiza um movimento imprudente com o robô. </text:span><text:span text:style-name="T23">Com isso, exceções</text:span><text:span text:style-name="T22"> </text:span><text:span text:style-name="T39">LimitMoveException</text:span><text:span text:style-name="T22"> e </text:span><text:span text:style-name="T39">LimitArenaException</text:span><text:span text:style-name="T22"> foram </text:span><text:span text:style-name="T23">criadas para </text:span><text:span text:style-name="T24">tal. </text:span></text:p>
      <text:p text:style-name="P14"><text:span text:style-name="T26">Além destas, foi criado uma classe de </text:span><text:span text:style-name="T44">Error</text:span><text:span text:style-name="T26">: </text:span><text:span text:style-name="T41">BadConfigError</text:span><text:span text:style-name="T26"> será lançado sempre que a aplicação tentar, sem sucesso, ler dados de alguns dos arquivos de texto que carregam configurações críticas, como listas de robôs e armas, e configurações importantes. </text:span><text:span text:style-name="T27">Tais dados são fundamentais para o funcionamento da aplicação e, sem eles, o programa não pode seguir: é disparado então um erro em vez de uma exceção.</text:span></text:p>
      <text:p text:style-name="P13"/>
      <text:h text:style-name="Heading_20_2" text:outline-level="2">Fluxos de dados <text:span text:style-name="T54">e interação com o usuário</text:span></text:h>
      <text:p text:style-name="P8"><text:tab/><text:tab/><text:span text:style-name="T49">Além da entrada e saída padrões do sistema, também há o carregamento de dados referentes ao jogo por meio de arquivos de texto. São utilizados neste trabalho três arquivos.</text:span></text:p>
      <text:p text:style-name="P8"/>
      <text:list xml:id="list7670252779860783055" text:style-name="L2">
        <text:list-item>
          <text:p text:style-name="P40"><text:span text:style-name="T29">Arquivo </text:span><text:span text:style-name="T51">“</text:span><text:span text:style-name="T52">config.txt</text:span><text:span text:style-name="T51">”</text:span><text:span text:style-name="T29">: Contém dados referentes a algumas configurações do jogo, como dimensão mínima para arena e coeficiente de preenchimento (será explicado mais adiante).</text:span></text:p>
        </text:list-item>
        <text:list-item>
          <text:p text:style-name="P41">Arquivo <text:span text:style-name="T50">“</text:span><text:span text:style-name="T53">robots.txt</text:span><text:span text:style-name="T50">”</text:span>: Contém uma listagem de todos os robôs e respectivos atributos imutáveis a este robô, como nome, HP de base (HP são os pontos de vida do robô) e armadura de base. </text:p>
        </text:list-item>
        <text:list-item>
          <text:p text:style-name="P41">Arquivo <text:span text:style-name="T50">“</text:span><text:span text:style-name="T53">weapons.txt</text:span><text:span text:style-name="T50">”</text:span>: Contém uma listagem de todas as armas e respectivos coeficientes de dano associados a cada arma. </text:p>
        </text:list-item>
      </text:list>
      <text:p text:style-name="P9"/>
      <text:p text:style-name="P10">Os arquivos incluem ainda linhas para comentários: Para adicionar um comentário basta iniciar uma linha com o caractere ‘#’. O leitor de arquivos do aplicativo irá ler este arquivo e ignorar as linhas comentadas. <text:span text:style-name="T58">Note que estes nomes podem ser alterados pelo usuário livremente, desde que alterações no código-fonte sejam realizadas para assegurar de que a aplicação chamará o caminho destes arquivos em seu construtor (</text:span><text:a xlink:type="simple" xlink:href="#3.3.1.A classe principal: MechaWars|outline" text:style-name="Internet_20_link" text:visited-style-name="Visited_20_Internet_20_Link"><text:span text:style-name="T58">ver seção 3.3.1</text:span></text:a><text:span text:style-name="T58">).</text:span></text:p>
      <text:p text:style-name="P10"><text:tab/><text:tab/>A interação com o usuário ocorre durante todo o jogo por meio da entrada padrão e saída padrão do sistema. <text:span text:style-name="T55">Através de comandos digitados pelo jogador, a aplicação recebe estes dados, processa-os e os exibe na tela via saída padrão: o </text:span><text:span text:style-name="T10">prompt</text:span><text:span text:style-name="T55"> de comandos, caso </text:span><text:soft-page-break/><text:span text:style-name="T55">seu sistema operacional seja o Windows, ou o terminal, caso seu sistema operacional seja o Linux.</text:span></text:p>
      <text:p text:style-name="P25"/>
      <text:h text:style-name="P35" text:outline-level="2">Desenvolvimento geral da aplicação</text:h>
      <text:p text:style-name="P29"><text:tab/><text:span text:style-name="T60">Inclui-se aqui uma descrição literal sobre o desenvolvimento do jogo como um todo. </text:span></text:p>
      <text:p text:style-name="P11">Vale ressaltar mais uma vez que mais detalhes sobre os métodos utilizados, e como eles funcionam, podem ser consultados através da documentação que consta no código-fonte que acompanha este documento.</text:p>
      <text:p text:style-name="P30"/>
      <text:h text:style-name="Heading_20_3" text:outline-level="3">A classe principal: <text:span text:style-name="T68">MechaWars</text:span></text:h>
      <text:p text:style-name="P29"><text:span text:style-name="T56">Como foi dito, a classe </text:span><text:span text:style-name="T64">MechaWars</text:span><text:span text:style-name="T6"> </text:span><text:span text:style-name="T25">é a classe que invoca o jogo propriamente, ou seja, chama todos os construtores de classe dos outros objetos componentes do software, e faz o interfaceamento entre usuário e aplicação.</text:span><text:span text:style-name="T56"> </text:span></text:p>
      <text:p text:style-name="Text_20_body">A classe possui alguns atributos: uma <text:span text:style-name="T47">Queue</text:span> (fila) contendo objetos do tipo <text:span text:style-name="T47">Action</text:span> (ação), <text:span text:style-name="T57">um objeto do tipo </text:span><text:span text:style-name="T46">Arena</text:span><text:span text:style-name="T57">, dois objetos do tipo </text:span><text:span text:style-name="T48">Player</text:span><text:span text:style-name="T57"> (isto é, os jogadores participantes do jogo) e dois </text:span><text:span text:style-name="T46">Set</text:span><text:span text:style-name="T57"> (conjunto), sendo um para objetos do tipo </text:span><text:span text:style-name="T46">Robot</text:span><text:span text:style-name="T57"> (robô) e outro para objetos do tipo </text:span><text:span text:style-name="T48">Weapon</text:span><text:span text:style-name="T57"> (arma). Estes conjuntos recebem os registros de todos os robôs que constam nos arquivos de configuração do jogo. Uma vez que os conjuntos são definidos, os arquivos não serão mais utilizados. O construtor da classe recebe três Strings, todas para indicar o caminho de arquivos de texto: a primeira deve indicar o caminho para o arquivo que contém a listagem dos robôs, o segundo para o arquivo de armas e o terceiro deve conter para o arquivo que contém as informações adicionais.</text:span></text:p>
      <text:p text:style-name="P32">A classe possui ainda alguns métodos, sendo apenas um deles público: <text:span text:style-name="T42">runGame</text:span><text:span text:style-name="T45">()</text:span> é o método que chama todos os outros métodos privados da classe, promovendo o encapsulamento dos atributos e funcionalidades do aplicativo. <text:span text:style-name="T59">Assumindo que nenhum erro de configuração aconteça, este método irá encerrar-se de duas maneiras: Ou quando um dos jogadores vencer a batalha, ou quando um dos dois jogadores digitar o comando “</text:span><text:span text:style-name="T11">exit</text:span><text:span text:style-name="T59">” durante a aplicação. </text:span></text:p>
      <text:p text:style-name="P3"/>
      <text:h text:style-name="Heading_20_3" text:outline-level="3">A classe que manipula ações dos jogadores: <text:span text:style-name="T7">Action</text:span></text:h>
      <text:p text:style-name="P38">Esta classe executa todas as modificações de status do jogo. O status do jogo é o estado atual em que o jogo se encontra, como posição dos robôs na arena, posição dos itens especiais, pontos de vida de cada robô etc. A classe <text:span text:style-name="T47">Action</text:span> é a responsável por, cada vez que é chamada, alterar o estado atual do jogo de alguma forma.</text:p>
      <text:p text:style-name="P42"><text:soft-page-break/><text:tab/><text:tab/>A classe possui como atributos referências para jogadores (que, por sua vez, possuem um atributo de robô) e referência para uma arena. Apenas um método em <text:span text:style-name="T42">Action</text:span> não é privado: <text:span text:style-name="T42">void make(String command)</text:span> é o método que deve ser chamado pelo controlador do jogo. Seu parâmetro é uma string digitada pelo usuário, que deve corresponder a um comando, a saber: <text:span text:style-name="T8">attack</text:span>, <text:span text:style-name="T69">move dx dy dz</text:span> ou <text:span text:style-name="T8">exit</text:span><text:span text:style-name="T7">.</text:span><text:span text:style-name="T71"> </text:span><text:span text:style-name="T72">Note que </text:span><text:span text:style-name="T68">dx, dy e dz</text:span><text:span text:style-name="T72"> são os valores em deslocamento, ou seja, ao passarmos este comando para o construtor estamos dizendo: </text:span><text:span text:style-name="T70">“mova-me dx casas no eixo X, dy casas no eixo Y e dz casas no eixo Z”</text:span><text:span text:style-name="T72">. Estes valores de deslocamento podem ser tanto positivos como negativos, ou até mesmo nulo, caso o jogador não queira fazer nenhum movimento.</text:span></text:p>
      <text:p text:style-name="P43"><text:tab/><text:tab/></text:p>
      <text:p text:style-name="P43"><text:tab/><text:tab/>A partir do comando do usuário, o método <text:span text:style-name="T45">make()</text:span> invoca outros dois métodos: <text:span text:style-name="T45">makeAttack()</text:span> e <text:span text:style-name="T45">makeMove()</text:span>.<text:span text:style-name="T72"> </text:span><text:span text:style-name="T73">Os dois realizam, respectivamente, ação de ataque e ação de movimento. </text:span></text:p>
      <text:p text:style-name="P43"><text:span text:style-name="T73">O método de ataque é mais simples: ele chama o método </text:span><text:span text:style-name="T67">attack()</text:span><text:span text:style-name="T73"> do objeto robô atacante, passando como argumento o robô alvo, e então calcula o dano. Este dano é então registrado no log de eventos daquela ação.</text:span></text:p>
      <text:p text:style-name="P43"><text:span text:style-name="T73">O método de movimento é bastante mais complexo, pois antes de realizar o movimento o método precisar fazer algumas checagens:</text:span></text:p>
      <text:p text:style-name="P43"><text:span text:style-name="T73"/></text:p>
      <text:list xml:id="list1751113774747450670" text:style-name="L3">
        <text:list-item>
          <text:p text:style-name="P44"><text:span text:style-name="T72">O robô está se movimentando para fora dos limites da arena? Se sim, disparar a exceção correspondente à violação da restrição da arena;</text:span></text:p>
        </text:list-item>
        <text:list-item>
          <text:p text:style-name="P44"><text:span text:style-name="T72">O robô está se movimentando além do seu limite? Se sim, disparar a exceção correspondente à violação da restrição de seu próprio limite de movimento;</text:span></text:p>
        </text:list-item>
        <text:list-item>
          <text:p text:style-name="P44"><text:span text:style-name="T72">A nova posição possui um item especial? Se sim, produzir seu efeito através do método polimórfico </text:span><text:span text:style-name="T45">effect()</text:span><text:span text:style-name="T72">;</text:span></text:p>
        </text:list-item>
        <text:list-item>
          <text:p text:style-name="P44"><text:span text:style-name="T72">A nova posição já possui o robô adversário nela? Se sim, deslocar o robô ator do movimento uma posição, de forma aleatória, porém garantindo que este não caia para fora da arena.</text:span></text:p>
        </text:list-item>
      </text:list>
      <text:p text:style-name="P45"><text:span text:style-name="T72"/></text:p>
      <text:p text:style-name="Text_20_body"/>
      <text:p text:style-name="Text_20_body"/>
      <text:h text:style-name="P33" text:outline-level="1">CONCLUSÃO</text:h>
      <text:p text:style-name="P25"/>
      <text:p text:style-name="P39"><text:soft-page-break/>A funcionalidade do jogo, embora básica, tem por trás todos os conceitos de programação orientada a objetos mais fundamentais, como herança, polimorfismo e encapsulamento. Configurações diversas podem ser alteradas, bem como novas armas e novos robôs podem ser adicionados, sem precisar mexer no código-fonte da aplicação: através das técnicas de manipulação de arquivos do Java pode-se customizar o jogo à maneira do usuário.</text:p>
      <text:p text:style-name="P39">O programa é extensível e pode ser utilizado, ainda, em projetos futur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 Unicode MS1" svg:font-family="'Arial Unicode MS'" style:font-family-generic="swiss"/>
    <style:font-face style:name="Source Code Pro" svg:font-family="'Source Code Pr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Calibri" fo:font-size="12pt" fo:language="pt" fo:country="BR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Arial" fo:font-family="Arial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1" fo:font-family="Calibri" style:font-family-generic="swiss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line-height="100%" fo:keep-together="always" fo:text-indent="0cm" style:auto-text-indent="false" fo:keep-with-next="always"/>
      <style:text-properties fo:color="#000099" style:font-name="Calibri1" fo:font-family="Calibri" style:font-family-generic="swiss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251cm" fo:margin-right="0cm" fo:keep-together="always" fo:text-indent="-1.251cm" style:auto-text-indent="false" fo:keep-with-next="always"/>
      <style:text-properties fo:color="#000099" style:font-name="Calibri1" fo:font-family="Calibri" style:font-family-generic="swiss" style:font-pitch="variable" fo:font-size="14pt" fo:font-weight="bold" officeooo:rsid="00acb1aa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51cm" fo:margin-right="0cm" fo:keep-together="always" fo:text-indent="-1.251cm" style:auto-text-indent="false" fo:keep-with-next="always"/>
      <style:text-properties style:font-name="Calibri1" fo:font-family="Calibri" style:font-family-generic="swiss" style:font-pitch="variable" fo:font-size="12pt" fo:font-weight="bold" officeooo:rsid="00c7a829" style:font-name-asian="Calibri2" style:font-family-asian="Calibri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>
        <style:tab-stops/>
      </style:paragraph-properties>
    </style:style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</meta:initial-creator>
    <meta:editing-cycles>115</meta:editing-cycles>
    <meta:creation-date>2016-03-29T21:25:00</meta:creation-date>
    <dc:date>2016-10-04T23:47:45.797000000</dc:date>
    <meta:editing-duration>PT20H52M49S</meta:editing-duration>
    <meta:generator>LibreOffice/5.1.5.2$Windows_x86 LibreOffice_project/7a864d8825610a8c07cfc3bc01dd4fce6a9447e5</meta:generator>
    <meta:document-statistic meta:table-count="0" meta:image-count="0" meta:object-count="0" meta:page-count="8" meta:paragraph-count="62" meta:word-count="1960" meta:character-count="11821" meta:non-whitespace-character-count="990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